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KLUG" svg:font-family="LKLUG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1cm" fo:line-height="100%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101cm" fo:line-height="100%"/>
      <style:text-properties style:font-name="Trebuchet MS" fo:font-size="14pt" style:font-size-asian="14pt" style:font-size-complex="14pt"/>
    </style:style>
    <style:style style:name="P3" style:family="paragraph" style:parent-style-name="Standard" style:list-style-name="L1">
      <style:paragraph-properties fo:margin-top="0cm" fo:margin-bottom="0.101cm" fo:line-height="100%"/>
      <style:text-properties style:font-name="Trebuchet MS" fo:font-size="14pt" style:font-size-asian="14pt" style:font-size-complex="14pt"/>
    </style:style>
    <style:style style:name="P4" style:family="paragraph" style:parent-style-name="Standard">
      <style:paragraph-properties fo:margin-top="0cm" fo:margin-bottom="0.101cm" fo:line-height="100%" fo:break-before="column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101cm" fo:break-before="column" style:writing-mode="lr-tb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101cm" style:writing-mode="lr-tb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.101cm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101cm" style:writing-mode="lr-tb"/>
      <style:text-properties style:font-name="Trebuchet MS" fo:font-size="14pt" style:font-size-asian="14pt" style:font-size-complex="14pt"/>
    </style:style>
    <style:style style:name="P9" style:family="paragraph" style:parent-style-name="Standard">
      <style:paragraph-properties fo:margin-top="0cm" fo:margin-bottom="0.101cm" style:writing-mode="lr-tb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serif" fo:font-size="9.39999961853027pt"/>
    </style:style>
    <style:style style:name="T6" style:family="text">
      <style:text-properties fo:font-size="9.39999961853027pt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</text:p>
      <text:p text:style-name="P2">• Make the world seem real.</text:p>
      <text:p text:style-name="P2">• Make the players’ characters’ lives not boring.</text:p>
      <text:p text:style-name="P2">• Play to find out what happens.</text:p>
      <text:p text:style-name="P2"><text:span text:style-name="T2">ALWAYS SAY</text:span></text:p>
      <text:p text:style-name="P2">• What the principles demand.</text:p>
      <text:p text:style-name="P2">• What the rules demand.</text:p>
      <text:p text:style-name="P2">• What your prep demands.</text:p>
      <text:p text:style-name="P2">• What honesty demands.</text:p>
      <text:p text:style-name="P1">PRINCIPLES</text:p>
      <text:p text:style-name="P2">• Barf forth apocalyptica.</text:p>
      <text:p text:style-name="P2">• Address yourself to the characters, not the players.</text:p>
      <text:p text:style-name="P2">• Make your move, but misdirect.</text:p>
      <text:p text:style-name="P2">• Make your move, but never speak its name.</text:p>
      <text:p text:style-name="P2">• Look through crosshairs.</text:p>
      <text:p text:style-name="P2">• Name everyone, make everyone human.</text:p>
      <text:p text:style-name="P2">• Ask provocative questions and build on the answers.</text:p>
      <text:p text:style-name="P2">• Respond with fuckery and intermittent rewards.</text:p>
      <text:p text:style-name="P2">• Be a fan of the players’ characters.</text:p>
      <text:p text:style-name="P2">• Think offscreen too.</text:p>
      <text:p text:style-name="P2">• Sometimes, disclaim decision-making.</text:p>
      <text:list xml:id="list50864017" text:style-name="L1">
        <text:list-item>
          <text:p text:style-name="P3">put it in your NPCs’ hands</text:p>
        </text:list-item>
        <text:list-item>
          <text:p text:style-name="P3">put it in the players’ hands</text:p>
        </text:list-item>
        <text:list-item>
          <text:p text:style-name="P3">create a countdown</text:p>
        </text:list-item>
        <text:list-item>
          <text:p text:style-name="P3">make it a stakes question</text:p>
        </text:list-item>
      </text:list>
      <text:p text:style-name="P2"><text:span text:style-name="T2">MOVES</text:span></text:p>
      <text:p text:style-name="P2">• Separate them.</text:p>
      <text:p text:style-name="P2">• Capture someone.</text:p>
      <text:p text:style-name="P2">• Put someone in a spot.</text:p>
      <text:p text:style-name="P2">• Trade harm for harm (as established).</text:p>
      <text:p text:style-name="P2">• Announce off-screen badness.</text:p>
      <text:p text:style-name="P2">• Announce future badness.</text:p>
      <text:p text:style-name="P2">• Inflict harm (as established).</text:p>
      <text:p text:style-name="P2">• Take away their stuff.</text:p>
      <text:p text:style-name="P2">• Make them buy.</text:p>
      <text:p text:style-name="P2">• Activate their stuff’s downside.</text:p>
      <text:p text:style-name="P2">• Tell them the possible consequences and ask.</text:p>
      <text:p text:style-name="P2">• Offer an opportunity, with or without a cost.</text:p>
      <text:p text:style-name="P2">• Turn their move back on them.</text:p>
      <text:p text:style-name="P2">• Make a threat move (from one of your fronts).</text:p>
      <text:p text:style-name="P2">• After every move: “what do you do?”</text:p>
      <text:p text:style-name="P1"/>
      <text:p text:style-name="P1">A FEW MORE THINGS TO DO</text:p>
      <text:p text:style-name="P8">• Make maps like crazy.</text:p>
      <text:p text:style-name="P8">• Turn questions back on the asker or over to the group at large. </text:p>
      <text:p text:style-name="P8">• Digress occasionally. </text:p>
      <text:p text:style-name="P8">• Elide the action sometimes, and zoom in on its details other times. </text:p>
      <text:p text:style-name="P8">• Go around the table. </text:p>
      <text:p text:style-name="P8">• Take breaks and take your time.</text:p>
      <text:p text:style-name="P2"/>
      <text:p text:style-name="P2"/>
      <text:p text:style-name="P1"/>
      <text:p text:style-name="P4"><text:soft-page-break/>MC Moves for warlords:</text:p>
      <text:p text:style-name="P8">• Outflank someone, corner someone, encircle someone.</text:p>
      <text:p text:style-name="P8">• Attack someone suddenly, directly, and very hard.</text:p>
      <text:p text:style-name="P8">• Attack someone cautiously, holding reserves.</text:p>
      <text:p text:style-name="P8">• Seize someone or something, for leverage or information.</text:p>
      <text:p text:style-name="P8">• Make a show of force.</text:p>
      <text:p text:style-name="P8">• Make a show of discipline.</text:p>
      <text:p text:style-name="P8">• Offer to negotiate. Demand concession or obedience.</text:p>
      <text:p text:style-name="P8">• Claim territory: move into it, blockade it, assault it.</text:p>
      <text:p text:style-name="P8">• Buy out someone’s allies.</text:p>
      <text:p text:style-name="P8">• Make a careful study of someone and attack where they’re weak.</text:p>
      <text:p text:style-name="P8"><text:span text:style-name="T2">MC Moves for landscapes:</text:span></text:p>
      <text:p text:style-name="P8">• Reveal something to someone.</text:p>
      <text:p text:style-name="P8">• Display something for all to see.</text:p>
      <text:p text:style-name="P8">• Hide something.</text:p>
      <text:p text:style-name="P8">• Bar the way.</text:p>
      <text:p text:style-name="P8">• Open the way.</text:p>
      <text:p text:style-name="P8">• Provide another way.</text:p>
      <text:p text:style-name="P8">• Shift, move, rearrange.</text:p>
      <text:p text:style-name="P8">• Offer a guide.</text:p>
      <text:p text:style-name="P8">• Present a guardian.</text:p>
      <text:p text:style-name="P8">• Disgorge something.</text:p>
      <text:p text:style-name="P8">• Take something away: lost, used up, destroyed.</text:p>
      <text:p text:style-name="P9">MC Moves for grotesques:</text:p>
      <text:p text:style-name="P8">• Display the nature of the world it inhabits.</text:p>
      <text:p text:style-name="P8">• Display the contents of its heart.</text:p>
      <text:p text:style-name="P8">• Attack someone from behind or otherwise by stealth.</text:p>
      <text:p text:style-name="P8">• Attack someone face-on, but without threat or warning.</text:p>
      <text:p text:style-name="P8">• Insult, affront, offend or provoke someone.</text:p>
      <text:p text:style-name="P8">• Offer something to someone, or do something for someone, with strings </text:p>
      <text:p text:style-name="P8">attached.</text:p>
      <text:p text:style-name="P8">• Put it in someone’s path, part of someone’s day or life.</text:p>
      <text:p text:style-name="P8">• Threaten someone, directly or else by implication.</text:p>
      <text:p text:style-name="P8">• Steal something from someone.</text:p>
      <text:p text:style-name="P8">• Seize and hold someone.</text:p>
      <text:p text:style-name="P8">• Ruin something. Befoul, rot, desecrate, corrupt, adulter it.</text:p>
      <text:p text:style-name="P8"/>
      <text:p text:style-name="P9"/>
      <text:p text:style-name="P9"/>
      <text:p text:style-name="P5">MC Moves for brutes:</text:p>
      <text:p text:style-name="P8">• Burst out in uncoordinated, undirected violence.</text:p>
      <text:p text:style-name="P8">• Make a coordinated attack with a coherent objective.</text:p>
      <text:p text:style-name="P8">• Tell stories (truth, lies, allegories, homilies).</text:p>
      <text:p text:style-name="P8">• Demand consideration or indulgence.</text:p>
      <text:p text:style-name="P8">• Rigidly follow or defy authority.</text:p>
      <text:p text:style-name="P8">• Cling to or defy reason.</text:p>
      <text:p text:style-name="P8">• Make a show of solidarity and power.</text:p>
      <text:p text:style-name="P8">• Ask for help or for someone’s participation</text:p>
      <text:p text:style-name="P9">MC Moves for afflictions:</text:p>
      <text:p text:style-name="P8">• Someone neglects duties, responsibilities, obligations.</text:p>
      <text:p text:style-name="P8">• Someone flies into a rage.</text:p>
      <text:p text:style-name="P8">• Someone takes self-destructive, fruitless, or hopeless action.</text:p>
      <text:p text:style-name="P8">• Someone approaches, seeking help.</text:p>
      <text:p text:style-name="P8">• Someone approaches, seeking comfort.</text:p>
      <text:p text:style-name="P8">• Someone withdraws and seeks isolation.</text:p>
      <text:p text:style-name="P8">• Someone proclaims the affliction to be a just punishment.</text:p>
      <text:p text:style-name="P8">• Someone proclaims the affliction to be, in fact, a blessing.</text:p>
      <text:p text:style-name="P8">• Someone refuses or fails to adapt to new circumstances.</text:p>
      <text:p text:style-name="P8">• Someone brings friends or loved ones along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KLUG" svg:font-family="LKLUG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3" fo:column-gap="0cm">
          <style:column style:rel-width="5612*" fo:start-indent="0cm" fo:end-indent="0cm"/>
          <style:column style:rel-width="5612*" fo:start-indent="0cm" fo:end-indent="0cm"/>
          <style:column style:rel-width="5614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Lockwood</meta:initial-creator>
    <meta:creation-date>2014-02-26T11:41:13</meta:creation-date>
    <dc:date>2014-02-26T16:24:19</dc:date>
    <dc:creator>David Lockwood</dc:creator>
    <meta:editing-duration>PT04H37M13S</meta:editing-duration>
    <meta:editing-cycles>6</meta:editing-cycles>
    <meta:generator>OpenOffice.org/3.2$Unix OpenOffice.org_project/320m19$Build-9505</meta:generator>
    <meta:printed-by>David Lockwood</meta:printed-by>
    <meta:print-date>2014-02-26T14:36:47</meta:print-date>
    <meta:document-statistic meta:table-count="0" meta:image-count="0" meta:object-count="0" meta:page-count="2" meta:paragraph-count="104" meta:word-count="652" meta:character-count="3730"/>
  </office:meta>
</office:document-meta>
</file>